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2.895cm" svg:height="9.311cm" svg:x="11.255cm" svg:y="3.799cm">
            <draw:object draw:notify-on-update-of-ranges="Лист1.A1:Лист1.A1 Лист1.B1:Лист1.B1 Лист1.A2:Лист1.A2 Лист1.B2:Лист1.B2 Лист1.A3:Лист1.A3 Лист1.B3:Лист1.B3 Лист1.A4:Лист1.A4 Лист1.B4:Лист1.B4 Лист1.A5:Лист1.A5 Лист1.B5:Лист1.B5 Лист1.A6:Лист1.A6 Лист1.B6:Лист1.B6 Лист1.A7:Лист1.A7 Лист1.B7:Лист1.B7 Лист1.A8:Лист1.A8 Лист1.B8:Лист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yii-logger-default.php</text:p>
          </table:table-cell>
          <table:table-cell office:value-type="float" office:value="0.31620690822601" calcext:value-type="float">
            <text:p>0,3162069082</text:p>
          </table:table-cell>
        </table:table-row>
        <table:table-row table:style-name="ro1">
          <table:table-cell office:value-type="string" calcext:value-type="string">
            <text:p>yii-logger-force-flush.php</text:p>
          </table:table-cell>
          <table:table-cell office:value-type="float" office:value="0.7636531829834" calcext:value-type="float">
            <text:p>0,763653183</text:p>
          </table:table-cell>
        </table:table-row>
        <table:table-row table:style-name="ro1">
          <table:table-cell office:value-type="string" calcext:value-type="string">
            <text:p>mougrim-logger-format.php</text:p>
          </table:table-cell>
          <table:table-cell office:value-type="float" office:value="0.87758529186249" calcext:value-type="float">
            <text:p>0,8775852919</text:p>
          </table:table-cell>
        </table:table-row>
        <table:table-row table:style-name="ro1">
          <table:table-cell office:value-type="string" calcext:value-type="string">
            <text:p>mougrim-logger-like-yii.php</text:p>
          </table:table-cell>
          <table:table-cell office:value-type="float" office:value="0.49777793884277" calcext:value-type="float">
            <text:p>0,4977779388</text:p>
          </table:table-cell>
        </table:table-row>
        <table:table-row table:style-name="ro1">
          <table:table-cell office:value-type="string" calcext:value-type="string">
            <text:p>mougrim-logger-like-yii-without-user-info.php</text:p>
          </table:table-cell>
          <table:table-cell office:value-type="float" office:value="0.39138970375061" calcext:value-type="float">
            <text:p>0,3913897038</text:p>
          </table:table-cell>
        </table:table-row>
        <table:table-row table:style-name="ro1">
          <table:table-cell office:value-type="string" calcext:value-type="string">
            <text:p>mougrim-logger-simple.php</text:p>
          </table:table-cell>
          <table:table-cell office:value-type="float" office:value="0.32165296872457" calcext:value-type="float">
            <text:p>0,3216529687</text:p>
          </table:table-cell>
        </table:table-row>
        <table:table-row table:style-name="ro1">
          <table:table-cell office:value-type="string" calcext:value-type="string">
            <text:p>mougrim-logger-without-format.php</text:p>
          </table:table-cell>
          <table:table-cell office:value-type="float" office:value="0.20979318022728" calcext:value-type="float">
            <text:p>0,2097931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ugrim  </meta:initial-creator>
    <meta:creation-date>2015-09-18T09:23:54.946990314</meta:creation-date>
    <dc:date>2015-09-20T11:14:18.986892904</dc:date>
    <dc:creator>mougrim  </dc:creator>
    <meta:editing-duration>P2DT1H48M9S</meta:editing-duration>
    <meta:editing-cycles>3</meta:editing-cycles>
    <meta:generator>LibreOffice/4.2.8.2$Linux_X86_64 LibreOffice_project/42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896cm" svg:height="9.312cm" xlink:href=".." xlink:type="simple" chart:class="chart:bar" chart:style-name="ch1">
        <chart:title svg:x="8.177cm" svg:y="0.322cm" chart:style-name="ch2">
          <text:p>Yii2 Mougrim Logger benchmark</text:p>
        </chart:title>
        <chart:legend chart:legend-position="end" svg:x="15.421cm" svg:y="2.863cm" style:legend-expansion="high" chart:style-name="ch3"/>
        <chart:plot-area chart:style-name="ch4" table:cell-range-address="Лист1.A1:Лист1.B8" chart:data-source-has-labels="both" svg:x="1.083cm" svg:y="0.137cm" svg:width="13.807cm" svg:height="8.924cm">
          <chartooo:coordinate-region svg:x="1.81cm" svg:y="0.336cm" svg:width="13.08cm" svg:height="8.526cm"/>
          <chart:axis chart:dimension="x" chart:name="primary-x" chart:style-name="ch5" chartooo:axis-type="auto">
            <chartooo:date-scale/>
            <chart:title svg:x="7.651cm" svg:y="8.752cm" chart:style-name="ch6">
              <text:p>Test</text:p>
            </chart:title>
            <chart:categories table:cell-range-address="Лист1.B1:Лист1.B1"/>
          </chart:axis>
          <chart:axis chart:dimension="y" chart:name="primary-y" chart:style-name="ch7">
            <chart:title svg:x="0.066cm" svg:y="5cm" chart:style-name="ch8">
              <text:p>Time</text:p>
            </chart:title>
            <chart:grid chart:style-name="ch9" chart:class="major"/>
          </chart:axis>
          <chart:series chart:style-name="ch10" chart:values-cell-range-address="Лист1.B2:Лист1.B2" chart:label-cell-address="Лист1.A2:Лист1.A2" chart:class="chart:bar">
            <chart:data-point/>
          </chart:series>
          <chart:series chart:style-name="ch11" chart:values-cell-range-address="Лист1.B3:Лист1.B3" chart:label-cell-address="Лист1.A3:Лист1.A3" chart:class="chart:bar">
            <chart:data-point/>
          </chart:series>
          <chart:series chart:style-name="ch12" chart:values-cell-range-address="Лист1.B4:Лист1.B4" chart:label-cell-address="Лист1.A4:Лист1.A4" chart:class="chart:bar">
            <chart:data-point/>
          </chart:series>
          <chart:series chart:style-name="ch13" chart:values-cell-range-address="Лист1.B5:Лист1.B5" chart:label-cell-address="Лист1.A5:Лист1.A5" chart:class="chart:bar">
            <chart:data-point/>
          </chart:series>
          <chart:series chart:style-name="ch14" chart:values-cell-range-address="Лист1.B6:Лист1.B6" chart:label-cell-address="Лист1.A6:Лист1.A6" chart:class="chart:bar">
            <chart:data-point/>
          </chart:series>
          <chart:series chart:style-name="ch15" chart:values-cell-range-address="Лист1.B7:Лист1.B7" chart:label-cell-address="Лист1.A7:Лист1.A7" chart:class="chart:bar">
            <chart:data-point/>
          </chart:series>
          <chart:series chart:style-name="ch16" chart:values-cell-range-address="Лист1.B8:Лист1.B8" chart:label-cell-address="Лист1.A8:Лист1.A8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ii-logger-default.php</text:p>
                <draw:g>
                  <svg:desc>Лист1.A2:Лист1.A2</svg:desc>
                </draw:g>
              </table:table-cell>
              <table:table-cell office:value-type="float" office:value="0.31620690822601">
                <text:p>0.31620690822601</text:p>
                <draw:g>
                  <svg:desc>Лист1.B2:Лист1.B2</svg:desc>
                </draw:g>
              </table:table-cell>
            </table:table-row>
            <table:table-row>
              <table:table-cell office:value-type="string">
                <text:p>yii-logger-force-flush.php</text:p>
                <draw:g>
                  <svg:desc>Лист1.A3:Лист1.A3</svg:desc>
                </draw:g>
              </table:table-cell>
              <table:table-cell office:value-type="float" office:value="0.7636531829834">
                <text:p>0.7636531829834</text:p>
                <draw:g>
                  <svg:desc>Лист1.B3:Лист1.B3</svg:desc>
                </draw:g>
              </table:table-cell>
            </table:table-row>
            <table:table-row>
              <table:table-cell office:value-type="string">
                <text:p>mougrim-logger-format.php</text:p>
                <draw:g>
                  <svg:desc>Лист1.A4:Лист1.A4</svg:desc>
                </draw:g>
              </table:table-cell>
              <table:table-cell office:value-type="float" office:value="0.87758529186249">
                <text:p>0.87758529186249</text:p>
                <draw:g>
                  <svg:desc>Лист1.B4:Лист1.B4</svg:desc>
                </draw:g>
              </table:table-cell>
            </table:table-row>
            <table:table-row>
              <table:table-cell office:value-type="string">
                <text:p>mougrim-logger-like-yii.php</text:p>
                <draw:g>
                  <svg:desc>Лист1.A5:Лист1.A5</svg:desc>
                </draw:g>
              </table:table-cell>
              <table:table-cell office:value-type="float" office:value="0.49777793884277">
                <text:p>0.49777793884277</text:p>
                <draw:g>
                  <svg:desc>Лист1.B5:Лист1.B5</svg:desc>
                </draw:g>
              </table:table-cell>
            </table:table-row>
            <table:table-row>
              <table:table-cell office:value-type="string">
                <text:p>mougrim-logger-like-yii-without-user-info.php</text:p>
                <draw:g>
                  <svg:desc>Лист1.A6:Лист1.A6</svg:desc>
                </draw:g>
              </table:table-cell>
              <table:table-cell office:value-type="float" office:value="0.39138970375061">
                <text:p>0.39138970375061</text:p>
                <draw:g>
                  <svg:desc>Лист1.B6:Лист1.B6</svg:desc>
                </draw:g>
              </table:table-cell>
            </table:table-row>
            <table:table-row>
              <table:table-cell office:value-type="string">
                <text:p>mougrim-logger-simple.php</text:p>
                <draw:g>
                  <svg:desc>Лист1.A7:Лист1.A7</svg:desc>
                </draw:g>
              </table:table-cell>
              <table:table-cell office:value-type="float" office:value="0.32165296872457">
                <text:p>0.32165296872457</text:p>
                <draw:g>
                  <svg:desc>Лист1.B7:Лист1.B7</svg:desc>
                </draw:g>
              </table:table-cell>
            </table:table-row>
            <table:table-row>
              <table:table-cell office:value-type="string">
                <text:p>mougrim-logger-without-format.php</text:p>
                <draw:g>
                  <svg:desc>Лист1.A8:Лист1.A8</svg:desc>
                </draw:g>
              </table:table-cell>
              <table:table-cell office:value-type="float" office:value="0.20979318022728">
                <text:p>0.20979318022728</text:p>
                <draw:g>
                  <svg:desc>Лист1.B8:Лист1.B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